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1" svg:font-family="'DejaVu Sans Mono'" style:font-family-generic="modern" style:font-pitch="fixed"/>
    <style:font-face style:name="Liberation Mono1" svg:font-family="'Liberation Mono'" style:font-family-generic="modern" style:font-pitch="fixed"/>
    <style:font-face style:name="DejaVu Sans Mono" svg:font-family="'DejaVu Sans Mono'"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textarea-horizontal-align="left" draw:auto-grow-height="true" draw:auto-grow-width="false" fo:min-height="2.845cm" fo:min-width="0cm"/>
    </style:style>
    <style:style style:name="gr3" style:family="graphic" style:parent-style-name="Default_5f_1">
      <style:graphic-properties draw:stroke="none" svg:stroke-color="#000000" draw:fill="none" draw:fill-color="#ffffff" draw:textarea-horizontal-align="left" draw:auto-grow-height="true" draw:auto-grow-width="true" fo:min-height="0.712cm" fo:min-width="23.26cm"/>
    </style:style>
    <style:style style:name="gr4" style:family="graphic" style:parent-style-name="Default_5f_1">
      <style:graphic-properties draw:stroke="none" svg:stroke-color="#000000" draw:fill="none" draw:fill-color="#ffffff" draw:textarea-horizontal-align="left" draw:auto-grow-height="true" draw:auto-grow-width="true" fo:min-height="1.423cm" fo:min-width="21.474cm"/>
    </style:style>
    <style:style style:name="gr5" style:family="graphic" style:parent-style-name="Default_5f_1">
      <style:graphic-properties svg:stroke-width="0.076cm" svg:stroke-color="#3465a4" draw:marker-start-width="0.418cm" draw:marker-end-width="0.418cm" draw:fill="none" draw:textarea-vertical-align="middle" draw:auto-grow-height="false" fo:min-height="5.452cm" fo:min-width="0cm" fo:padding-top="0.163cm" fo:padding-bottom="0.163cm" fo:padding-left="0.288cm" fo:padding-right="0.288cm"/>
    </style:style>
    <style:style style:name="gr6" style:family="graphic" style:parent-style-name="Default_5f_1">
      <style:graphic-properties draw:stroke="none" svg:stroke-color="#000000" draw:fill="none" draw:fill-color="#ffffff" draw:textarea-horizontal-align="left" draw:auto-grow-height="true" draw:auto-grow-width="true" fo:min-height="0.712cm" fo:min-width="1.094cm"/>
    </style:style>
    <style:style style:name="gr7" style:family="graphic" style:parent-style-name="Default_5f_1">
      <style:graphic-properties svg:stroke-width="0.076cm" svg:stroke-color="#c5000b" draw:marker-start-width="0.418cm" draw:marker-end-width="0.418cm" draw:fill="none" draw:textarea-vertical-align="middle" draw:auto-grow-height="false" fo:min-height="18.935cm" fo:min-width="0cm" fo:padding-top="0.163cm" fo:padding-bottom="0.163cm" fo:padding-left="0.288cm" fo:padding-right="0.288cm"/>
    </style:style>
    <style:style style:name="gr8" style:family="graphic" style:parent-style-name="Default_5f_1">
      <style:graphic-properties draw:stroke="none" draw:fill="none" fo:min-height="1.923cm"/>
    </style:style>
    <style:style style:name="gr9" style:family="graphic" style:parent-style-name="Default_5f_1">
      <style:graphic-properties draw:stroke="none" svg:stroke-color="#000000" draw:fill="none" draw:fill-color="#ffffff" draw:textarea-horizontal-align="left" draw:auto-grow-height="true" draw:auto-grow-width="true" fo:min-height="0.712cm" fo:min-width="7.262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1.362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5.377cm"/>
    </style:style>
    <style:style style:name="pr5" style:family="presentation" style:parent-style-name="Default-subtitle">
      <style:graphic-properties draw:fill-color="#ffffff" fo:min-height="12.019cm"/>
    </style:style>
    <style:style style:name="pr6" style:family="presentation" style:parent-style-name="Default-subtitle">
      <style:graphic-properties draw:fill-color="#ffffff" fo:min-height="5.533cm"/>
    </style:style>
    <style:style style:name="pr7" style:family="presentation" style:parent-style-name="Default-subtitle">
      <style:graphic-properties draw:fill-color="#ffffff" fo:min-height="5.689cm"/>
    </style:style>
    <style:style style:name="pr8" style:family="presentation" style:parent-style-name="Default-subtitle">
      <style:graphic-properties draw:fill-color="#ffffff" fo:min-height="7.111cm"/>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style:paragraph-properties fo:text-align="start"/>
    </style:style>
    <style:style style:name="P4" style:family="paragraph">
      <loext:graphic-properties draw:fill-color="#ffffff"/>
      <style:paragraph-properties fo:text-align="start"/>
      <style:text-properties fo:font-size="18pt" fo:font-weight="normal" style:font-size-asian="18pt" style:font-weight-asian="normal" style:font-size-complex="18pt" style:font-weight-complex="normal"/>
    </style:style>
    <style:style style:name="P5" style:family="paragraph">
      <loext:graphic-properties draw:fill="none" draw:fill-color="#ffffff"/>
      <style:text-properties fo:color="#c5000b"/>
    </style:style>
    <style:style style:name="P6" style:family="paragraph">
      <loext:graphic-properties draw:fill="none" draw:fill-color="#ffffff"/>
      <style:text-properties fo:color="#3465a4"/>
    </style:style>
    <style:style style:name="P7" style:family="paragraph">
      <loext:graphic-properties draw:fill="none"/>
      <style:paragraph-properties fo:text-align="center"/>
    </style:style>
    <style:style style:name="P8" style:family="paragraph">
      <loext:graphic-properties draw:fill="none"/>
      <style:text-properties style:font-name="Liberation Mono1" fo:font-size="24pt" style:font-size-asian="24pt" style:font-size-complex="24pt"/>
    </style:style>
    <style:style style:name="P9" style:family="paragraph">
      <loext:graphic-properties draw:fill="none" draw:fill-color="#ffffff"/>
      <style:text-properties fo:color="#c5000b" fo:font-weight="bold" style:font-weight-asian="bold" style:font-weight-complex="bold"/>
    </style:style>
    <style:style style:name="P10" style:family="paragraph">
      <loext:graphic-properties draw:fill-color="#ffffff"/>
      <style:paragraph-properties fo:text-align="start"/>
      <style:text-properties fo:font-size="18pt" style:font-size-asian="18pt" style:font-size-complex="18pt"/>
    </style:style>
    <style:style style:name="T1" style:family="text">
      <style:text-properties fo:font-size="24pt" style:font-size-asian="24pt" style:font-size-complex="24pt"/>
    </style:style>
    <style:style style:name="T2" style:family="text">
      <style:text-properties style:text-position="super 58%"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color="#c5000b"/>
    </style:style>
    <style:style style:name="T8" style:family="text">
      <style:text-properties fo:color="#c5000b" style:text-underline-style="solid" style:text-underline-width="auto" style:text-underline-color="font-color"/>
    </style:style>
    <style:style style:name="T9" style:family="text">
      <style:text-properties fo:color="#3465a4"/>
    </style:style>
    <style:style style:name="T10" style:family="text">
      <style:text-properties fo:color="#3465a4" style:text-underline-style="solid" style:text-underline-width="auto" style:text-underline-color="font-color"/>
    </style:style>
    <style:style style:name="T11" style:family="text">
      <style:text-properties style:font-name="Liberation Mono1" fo:font-size="24pt" style:font-size-asian="24pt" style:font-size-complex="24pt"/>
    </style:style>
    <style:style style:name="T12"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3" style:family="text">
      <style:text-properties fo:font-size="18pt" fo:font-style="italic" fo:font-weight="bold" style:font-size-asian="18pt" style:font-style-asian="italic" style:font-weight-asian="bold" style:font-size-complex="18pt" style:font-style-complex="italic" style:font-weight-complex="bold"/>
    </style:style>
    <style:style style:name="T14"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5" style:family="text">
      <style:text-properties fo:font-size="18pt" fo:font-style="normal"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DID Resolution</text:p>
          </draw:text-box>
        </draw:frame>
        <draw:frame presentation:style-name="pr2" draw:text-style-name="P1" draw:layer="layout" svg:width="25.199cm" svg:height="11.362cm" svg:x="1.4cm" svg:y="3.272cm" presentation:class="subtitle" presentation:user-transformed="true">
          <draw:text-box>
            <text:p><text:span text:style-name="T1">A work item of the W3C Credentials Community Group</text:span></text:p>
            <text:p><text:span text:style-name="T1">21</text:span><text:span text:style-name="T2">st</text:span><text:span text:style-name="T1"> March 2019</text:span></text:p>
            <text:p><text:span text:style-name="T3">IPR rules apply!</text:span></text:p>
            <text:p><text:span text:style-name="T1"/></text:p>
            <text:p><text:span text:style-name="T1">Zoom Call:</text:span></text:p>
            <text:p><text:span text:style-name="T1">https://zoom.us/j/7077077007</text:span></text:p>
            <text:p><text:span text:style-name="T1"/></text:p>
            <text:p><text:span text:style-name="T1">Text Chat:</text:span></text:p>
            <text:p><text:span text:style-name="T1">(use Zoom chat, type q+ to get into the queue)</text:span></text:p>
            <text:p><text:span text:style-name="T1"/></text:p>
            <text:p><text:span text:style-name="T3">This call is being recorded!</text:span></text:p>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4cm" svg:y="0.628cm" presentation:class="title">
          <draw:text-box>
            <text:p>DID Resolution</text:p>
          </draw:text-box>
        </draw:frame>
        <draw:frame presentation:style-name="pr4" draw:text-style-name="P4" draw:layer="layout" svg:width="26.932cm" svg:height="5.377cm" svg:x="0.6cm" svg:y="3.62cm" presentation:class="subtitle" presentation:user-transformed="true">
          <draw:text-box>
            <text:p text:style-name="P3"><text:span text:style-name="T4">1.</text:span><text:span text:style-name="T5"> Community governance: issue resolution and closure policies</text:span></text:p>
            <text:p text:style-name="P3"><text:span text:style-name="T4">2.</text:span><text:span text:style-name="T5"> What does it mean to dereference a DID URL?</text:span></text:p>
            <text:p text:style-name="P3"><text:span text:style-name="T4">3.</text:span><text:span text:style-name="T5"> Presentation of the above README: did-url-spec - Decentralized Identifier URL (did-url) Specification as well as the spreadsheet: https://github.com/mwherman2000/did-url-spec/tree/master/src (latest numbered version)</text:span></text:p>
            <text:p text:style-name="P3"><text:span text:style-name="T5"/></text:p>
            <text:p text:style-name="P3"><text:span text:style-name="T6"/></text:p>
            <text:p text:style-name="P3"><text:span text:style-name="T6"/></text:p>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2" draw:text-style-name="P5" draw:layer="layout" svg:width="24.425cm" svg:height="3.095cm" svg:x="1.991cm" svg:y="10.82cm">
          <draw:text-box>
            <text:p><text:span text:style-name="T7">DID URL … can be </text:span><text:span text:style-name="T8">“dereferenced”</text:span><text:span text:style-name="T7"> → <text:s/>Result is a DID Document, or part of it,</text:span></text:p>
            <text:p><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text:s text:c="3"/></text:span><text:span text:style-name="T7">or a service endpoint URL, or something else</text:span></text:p>
          </draw:text-box>
        </draw:frame>
        <draw:frame draw:style-name="gr3" draw:text-style-name="P6" draw:layer="layout" svg:width="23.76cm" svg:height="0.962cm" svg:x="1.991cm" svg:y="9.92cm">
          <draw:text-box>
            <text:p><text:span text:style-name="T9">DID … can be </text:span><text:span text:style-name="T10">“resolved”</text:span><text:span text:style-name="T9"> → Result is a “DID Document”</text:span></text:p>
          </draw:text-box>
        </draw:frame>
        <draw:frame draw:style-name="gr4" draw:text-style-name="P5" draw:layer="layout" svg:width="21.974cm" svg:height="1.673cm" svg:x="1.991cm" svg:y="13.92cm">
          <draw:text-box>
            <text:p><text:span text:style-name="T7">“</text:span><text:span text:style-name="T7">Dereferencing” a DID URL includes first </text:span><text:span text:style-name="T9">“resolving” the DID</text:span></text:p>
          </draw:text-box>
        </draw:frame>
        <draw:custom-shape draw:style-name="gr5" draw:text-style-name="P7" draw:layer="layout" svg:width="0.762cm" svg:height="6.096cm" draw:transform="rotate (1.5707963267949) translate (2.54cm 6.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6" draw:layer="layout" svg:width="1.594cm" svg:height="0.962cm" svg:x="4.791cm" svg:y="6.4cm">
          <draw:text-box>
            <text:p><text:span text:style-name="T9">DID</text:span></text:p>
          </draw:text-box>
        </draw:frame>
        <draw:custom-shape draw:style-name="gr7" draw:text-style-name="P7" draw:layer="layout" svg:width="0.762cm" svg:height="20.319cm" draw:transform="rotate (1.5707963267949) translate (2.541cm 8.0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 draw:text-style-name="P8" draw:layer="layout" svg:width="25.838cm" svg:height="2.173cm" svg:x="2.356cm" svg:y="4.12cm">
          <draw:text-box>
            <text:p><text:span text:style-name="T11">did:xyz:1234;hub/profile/main?query#frag</text:span></text:p>
          </draw:text-box>
        </draw:frame>
        <draw:frame presentation:style-name="pr1" draw:layer="layout" svg:width="25.199cm" svg:height="2.629cm" svg:x="1.401cm" svg:y="0.629cm" presentation:class="title" presentation:user-transformed="true">
          <draw:text-box>
            <text:p><text:span text:style-name="T4">What does it mean to dereference a DID URL?</text:span></text:p>
          </draw:text-box>
        </draw:frame>
        <draw:frame draw:style-name="gr9" draw:text-style-name="P9" draw:layer="layout" svg:width="7.762cm" svg:height="0.962cm" svg:x="11.319cm" svg:y="8.2cm">
          <draw:text-box>
            <text:p><text:span text:style-name="T7">DID URL</text:span></text:p>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01cm" svg:y="0.629cm" presentation:class="title" presentation:user-transformed="true">
          <draw:text-box>
            <text:p><text:span text:style-name="T4">What does it mean to dereference a DID URL?</text:span></text:p>
          </draw:text-box>
        </draw:frame>
        <draw:frame presentation:style-name="pr5" draw:text-style-name="P10" draw:layer="layout" svg:width="24.846cm" svg:height="12.019cm" svg:x="0.8cm" svg:y="2.803cm">
          <draw:text-box>
            <text:p text:style-name="P3"><text:span text:style-name="T4">From </text:span><text:span text:style-name="T4"><text:a xlink:href="https://tools.ietf.org/html/rfc3986#section-1.2.2" xlink:type="simple">RFC3986</text:a></text:span><text:span text:style-name="T4"><text:s/>– Separating Identification from Interaction:</text:span></text:p>
            <text:p text:style-name="P3"><text:span text:style-name="T12"/></text:p>
            <text:p text:style-name="P3"><text:span text:style-name="T12">URI "resolution" is the process of determining an access mechanism and the appropriate parameters necessary to dereference a URI; this resolution may require several iterations. </text:span><text:span text:style-name="T13">To use that access mechanism to perform an action on the URI's resource is to "dereference" the URI.</text:span></text:p>
            <text:p text:style-name="P3"><text:span text:style-name="T12"/></text:p>
            <text:p text:style-name="P3"><text:span text:style-name="T14">(also quoted by Joe Andrieu in </text:span><text:span text:style-name="T14"><text:a xlink:href="https://github.com/w3c-ccg/did-spec/issues/166" xlink:type="simple">https://github.com/w3c-ccg/did-spec/issues/166</text:a></text:span><text:span text:style-name="T14">)</text:span></text:p>
            <text:p text:style-name="P3"><text:span text:style-name="T14"/></text:p>
            <text:p text:style-name="P3"><text:span text:style-name="T14"/></text:p>
            <text:p text:style-name="P3"><text:span text:style-name="T12">Given a URI, a system may attempt to perform a variety of operations on the resource, as might be characterized by words such as "access", "update", "replace", or "find attributes". </text:span><text:span text:style-name="T13">Such operations are defined by the protocols that make use of URIs, not by this specification.</text:span></text:p>
            <text:p text:style-name="P3"><text:span text:style-name="T14"/></text:p>
            <text:p text:style-name="P3"><text:span text:style-name="T14"/></text:p>
            <text:p text:style-name="P3"><text:span text:style-name="T15">The dereferencing process can have </text:span><text:span text:style-name="T12">“request attributes”.</text:span></text:p>
            <text:p text:style-name="P3"><text:span text:style-name="T15">A retrieved representation of a resource can have </text:span><text:span text:style-name="T12">“resource metadata”</text:span><text:span text:style-name="T15">.</text:span></text:p>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01cm" svg:y="0.629cm" presentation:class="title" presentation:user-transformed="true">
          <draw:text-box>
            <text:p><text:span text:style-name="T4">What does it mean to dereference a DID URL?</text:span></text:p>
          </draw:text-box>
        </draw:frame>
        <draw:frame presentation:style-name="pr6" draw:text-style-name="P10" draw:layer="layout" svg:width="24.846cm" svg:height="5.533cm" svg:x="0.8cm" svg:y="3cm">
          <draw:text-box>
            <text:p text:style-name="P3"><text:span text:style-name="T4">From </text:span><text:span text:style-name="T4"><text:a xlink:href="https://www.w3.org/2001/tag/doc/httpRange-14/2007-05-31/HttpRange-14" xlink:type="simple">HttpRange-14</text:a></text:span><text:span text:style-name="T4">:</text:span></text:p>
            <text:p text:style-name="P3"><text:span text:style-name="T12"/></text:p>
            <text:p text:style-name="P3"><text:span text:style-name="T12">The act of retrieving a representation of a resource identified by a URI is known as dereferencing that URI.</text:span></text:p>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01cm" svg:y="0.629cm" presentation:class="title" presentation:user-transformed="true">
          <draw:text-box>
            <text:p><text:span text:style-name="T4">What does it mean to dereference a DID URL?</text:span></text:p>
          </draw:text-box>
        </draw:frame>
        <draw:frame presentation:style-name="pr7" draw:text-style-name="P10" draw:layer="layout" svg:width="24.846cm" svg:height="5.689cm" svg:x="0.8cm" svg:y="3.811cm">
          <draw:text-box>
            <text:p text:style-name="P3"><text:span text:style-name="T4">From </text:span><text:span text:style-name="T4"><text:a xlink:href="https://www.w3.org/2005/Incubator/webid/spec/identity/#the-webid-http-uri" xlink:type="simple">WebID 1.0</text:a></text:span><text:span text:style-name="T4">:</text:span></text:p>
            <text:p text:style-name="P3"><text:span text:style-name="T12"/></text:p>
            <text:p text:style-name="P3"><text:span text:style-name="T12">When using URIs, it is possible to identify both a thing (which may exist outside of the Web) and a Web document describing the thing. For example, the person Bob is described on his homepage. Alice may not like the look of the homepage, but may want to link to the person Bob. </text:span><text:span text:style-name="T13">Therefore, two URIs are needed, one for Alice (a “real-world resource”) and one for the homepage or a RDF document describing Alice (an “information resource”).</text:span></text:p>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01cm" svg:y="0.629cm" presentation:class="title" presentation:user-transformed="true">
          <draw:text-box>
            <text:p><text:span text:style-name="T4">What does it mean to dereference a DID URL?</text:span></text:p>
          </draw:text-box>
        </draw:frame>
        <draw:frame presentation:style-name="pr8" draw:text-style-name="P10" draw:layer="layout" svg:width="24.846cm" svg:height="7.111cm" svg:x="0.8cm" svg:y="3.1cm">
          <draw:text-box>
            <text:p text:style-name="P3"><text:span text:style-name="T4">From </text:span><text:span text:style-name="T4"><text:a xlink:href="https://www.w3.org/2001/tag/doc/httpRange-14/2007-05-31/HttpRange-14" xlink:type="simple">HttpRange-14</text:a></text:span><text:span text:style-name="T4">:</text:span></text:p>
            <text:p text:style-name="P3"><text:span text:style-name="T12"/></text:p>
            <text:p text:style-name="P3"><text:span text:style-name="T12">According to the HTTP specification, a response code of 303 indicates that "the response to the request can be found under a different URI ...". It provides the URI where we can look for that response.</text:span></text:p>
            <text:p text:style-name="P3"><text:span text:style-name="T12"/></text:p>
            <text:p text:style-name="P3"><text:span text:style-name="T13">The new URI is not a substitute reference for the originally requested resource.</text:span></text:p>
            <text:p text:style-name="P3"><text:span text:style-name="T12"/></text:p>
            <text:p text:style-name="P3"><text:span text:style-name="T12">→ </text:span><text:span text:style-name="T12">A HTTP URI can dereference to a representation of the resource (HTTP 200).</text:span></text:p>
            <text:p text:style-name="P3"><text:span text:style-name="T12">→ </text:span><text:span text:style-name="T12">A HTTP URI can dereference to another URI (HTTP 303).</text:span></text:p>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01cm" svg:y="0.629cm" presentation:class="title" presentation:user-transformed="true">
          <draw:text-box>
            <text:p><text:span text:style-name="T4">What does it mean to dereference a DID URL?</text:span></text:p>
          </draw:text-box>
        </draw:frame>
        <draw:frame presentation:style-name="pr6" draw:text-style-name="P10" draw:layer="layout" svg:width="26.632cm" svg:height="5.533cm" svg:x="0.8cm" svg:y="3.389cm">
          <draw:text-box>
            <text:p text:style-name="P3"><text:span text:style-name="T13">What resource does a DID identify?</text:span></text:p>
            <text:p text:style-name="P3"><text:span text:style-name="T12">1. The DID identifies Alice (a “real-world resource”).</text:span></text:p>
            <text:p text:style-name="P3"><text:span text:style-name="T12">2. The DID identifies a DID Document (an “information resource”), which describes Alice.</text:span></text:p>
            <text:p text:style-name="P3"><text:span text:style-name="T12"/></text:p>
            <text:p text:style-name="P3"><text:span text:style-name="T13">What representation of the resource does a DID dereference to?</text:span></text:p>
            <text:p text:style-name="P3"><text:span text:style-name="T12">1. ??? - Another URL that dereferences to a DID Document (akin to HTTP 303)</text:span></text:p>
            <text:p text:style-name="P3"><text:span text:style-name="T12">2. A DID Document in a certain format (e.g. JSON-LD)</text:span></text:p>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1" svg:font-family="'DejaVu Sans Mono'" style:font-family-generic="modern" style:font-pitch="fixed"/>
    <style:font-face style:name="Liberation Mono1" svg:font-family="'Liberation Mono'" style:font-family-generic="modern" style:font-pitch="fixed"/>
    <style:font-face style:name="DejaVu Sans Mono" svg:font-family="'DejaVu Sans Mono'" style:font-family-generic="modern"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21T18:09:41.250671171</meta:creation-date>
    <dc:date>2019-03-22T03:24:23.621478744</dc:date>
    <meta:editing-duration>P1DT15H52M26S</meta:editing-duration>
    <meta:editing-cycles>94</meta:editing-cycles>
    <meta:generator>LibreOffice/6.1.5.2$Linux_X86_64 LibreOffice_project/10$Build-2</meta:generator>
    <meta:document-statistic meta:object-count="60"/>
  </office:meta>
</office:document-meta>
</file>